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0M00S" calcext:value-type="time">
            <text:p>05:20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00/00/00</text:date>, <text:time style:data-style-name="N2" text:time-value="06:53:24.14747109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24T06:56:42.716908544</dc:date>
    <meta:editing-duration>PT34M43S</meta:editing-duration>
    <meta:editing-cycles>92</meta:editing-cycles>
    <meta:generator>LibreOffice/25.2.4.3$Linux_X86_64 LibreOffice_project/520$Build-3</meta:generator>
    <meta:document-statistic meta:table-count="4" meta:cell-count="217" meta:object-count="0"/>
  </office:meta>
</office:document-meta>
</file>